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be43b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Standard">
      <style:text-properties officeooo:paragraph-rsid="000d303c"/>
    </style:style>
    <style:style style:name="P15" style:family="paragraph" style:parent-style-name="Heading_20_1" style:master-page-name="First_20_Page">
      <style:paragraph-properties style:page-number="auto"/>
    </style:style>
    <style:style style:name="P16" style:family="paragraph" style:parent-style-name="Table_20_Contents">
      <style:text-properties officeooo:rsid="000d303c" officeooo:paragraph-rsid="000d303c"/>
    </style:style>
    <style:style style:name="P17" style:family="paragraph">
      <style:paragraph-properties style:writing-mode="lr-tb"/>
    </style:style>
    <style:style style:name="P18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0d303c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6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1" style:family="text">
      <style:text-properties style:use-window-font-color="true" style:font-name="Arial" fo:font-size="14pt" fo:font-weight="bold" officeooo:rsid="000d303c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3" style:family="text">
      <style:text-properties fo:font-size="8pt" style:font-size-asian="8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232165118576" text:id="ct14023216511857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232165118864" text:id="ct14023216511886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232165119072" text:id="ct14023216511907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232165118160" text:id="ct14023216511816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232165121200" text:id="ct140232165121200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232165107856" text:id="ct140232165107856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40232165118576"/><text:change-start text:change-id="ct140232165118864"/>Adopt<text:change-end text:change-id="ct140232165118864"/>ed<text:change-start text:change-id="ct140232165119072"/> as a <text:change-end text:change-id="ct140232165119072"/>NMRA <text:change-start text:change-id="ct140232165118160"/>Standard<text:change-end text:change-id="ct140232165118160"/></text:h>
      </text:section>
      <text:p text:style-name="Standard">The OpenLCB Standard document appended to this cover sheet has been formally adopted as a NMRA Standard by the NMRA Board of Directors on the date shown in the <text:span text:style-name="T17">Adopted</text:span> column in the <text:span text:style-name="T16">Version History</text:span> table below.</text:p>
      <text:h text:style-name="Heading_20_1" text:outline-level="1"><text:change text:change-id="ct140232165121200"/><text:change-start text:change-id="ct140232165107856"/>Version History<text:change-end text:change-id="ct140232165107856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P14"><text:span text:style-name="Page_20_Number"><text:span text:style-name="T4">Feb 6, 2016</text:span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16">Minor grammatical corrections and readability improvements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be43b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0d303c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4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8T12:23:55.337130166" text:date-adjust="PT1440H00M00S">Apr 8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Configuration Description Information (CDI)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6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S-</text:span><text:span text:style-name="MT12">9.7.4.1</text:span><text:span text:style-name="MT13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4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7</meta:editing-cycles>
    <meta:editing-duration>PT18H54M14S</meta:editing-duration>
    <meta:generator>LibreOffice/4.4.0.3$MacOSX_X86_64 LibreOffice_project/de093506bcdc5fafd9023ee680b8c60e3e0645d7</meta:generator>
    <dc:date>2016-02-08T12:23:55.158268000</dc:date>
    <meta:printed-by>Bob Jacobsen</meta:printed-by>
    <meta:print-date>2010-09-15T08:46:04</meta:print-date>
    <meta:document-statistic meta:table-count="2" meta:image-count="0" meta:object-count="0" meta:page-count="1" meta:paragraph-count="16" meta:word-count="86" meta:character-count="544" meta:non-whitespace-character-count="467"/>
  </office:meta>
</office:document-meta>
</file>